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1681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1.7902in"/>
    </style:style>
    <style:style style:name="co17" style:family="table-column">
      <style:table-column-properties fo:break-before="auto" style:column-width="1.4689in"/>
    </style:style>
    <style:style style:name="co18" style:family="table-column">
      <style:table-column-properties fo:break-before="auto" style:column-width="1.6618in"/>
    </style:style>
    <style:style style:name="co19" style:family="table-column">
      <style:table-column-properties fo:break-before="auto" style:column-width="1.3827in"/>
    </style:style>
    <style:style style:name="co20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1575in"/>
    </style:style>
    <style:style style:name="co22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4173in"/>
    </style:style>
    <style:style style:name="co24" style:family="table-column">
      <style:table-column-properties fo:break-before="auto" style:column-width="0.45in"/>
    </style:style>
    <style:style style:name="co25" style:family="table-column">
      <style:table-column-properties fo:break-before="auto" style:column-width="0.43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5173in"/>
    </style:style>
    <style:style style:name="co29" style:family="table-column">
      <style:table-column-properties fo:break-before="auto" style:column-width="0.55in"/>
    </style:style>
    <style:style style:name="co30" style:family="table-column">
      <style:table-column-properties fo:break-before="auto" style:column-width="0.53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Double_20_recipe_20_matching_20_template">
      <style:table-properties table:display="true" style:writing-mode="lr-tb"/>
    </style:style>
    <style:style style:name="ta2" style:family="table" style:master-page-name="PageStyle_5f_Machine_20_data">
      <style:table-properties table:display="true" style:writing-mode="lr-tb"/>
    </style:style>
    <style:style style:name="ta3" style:family="table" style:master-page-name="PageStyle_5f_Recipe_20_calculator_20_templa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973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4" style:family="table-cell" style:parent-style-name="Default">
      <style:table-cell-properties fo:border-bottom="none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975" style:family="table-cell" style:parent-style-name="Default">
      <style:table-cell-properties fo:border-bottom="0.74pt solid #0000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d9d9d9"/>
      <style:text-properties fo:font-size="11pt" style:font-size-asian="11pt" style:font-size-complex="11pt"/>
    </style:style>
    <style:style style:name="ce977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979" style:family="table-cell" style:parent-style-name="Default">
      <style:table-cell-properties fo:border-bottom="none" fo:background-color="#d9d9d9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7" style:family="table-cell" style:parent-style-name="Default">
      <style:table-cell-properties fo:border-bottom="none" fo:background-color="#d9d9d9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98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4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/>
      <style:text-properties fo:font-size="11pt" fo:font-weight="normal" style:font-size-asian="11pt" style:font-weight-asian="normal" style:font-size-complex="11pt" style:font-weight-complex="normal"/>
    </style:style>
    <style:style style:name="ce987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8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9" style:family="table-cell" style:parent-style-name="Default">
      <style:table-cell-properties fo:border-bottom="none" fo:background-color="#d9d9d9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99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3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9d9d9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5" style:family="table-cell" style:parent-style-name="Default">
      <style:table-cell-properties fo:border-bottom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6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8" style:family="table-cell" style:parent-style-name="Default">
      <style:table-cell-properties fo:border-bottom="0.74pt solid #000000" fo:background-color="#d9d9d9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fo:border-left="0.74pt solid #000000" fo:border-right="none" fo:border-top="0.74pt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ackground-color="#d9d9d9" fo:border-left="0.74pt solid #000000" fo:border-right="none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d9d9d9" fo:border-left="0.74pt solid #000000" fo:border-right="none" fo:border-top="none"/>
      <style:text-properties fo:font-size="11pt" style:font-size-asian="11pt" style:font-size-complex="11pt"/>
    </style:style>
    <style:style style:name="ce999" style:family="table-cell" style:parent-style-name="Default">
      <style:table-cell-properties fo:border-bottom="none" fo:background-color="#d9d9d9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9d9d9" fo:wrap-option="wrap" fo:border-left="none" fo:border-right="0.74pt solid #000000" fo:border-top="none"/>
      <style:text-properties fo:font-size="11pt" style:font-size-asian="11pt" style:font-size-complex="11pt"/>
    </style:style>
    <style:style style:name="ce1001" style:family="table-cell" style:parent-style-name="Default" style:data-style-name="N0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1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2" style:family="table-cell" style:parent-style-name="Default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9d9d9" fo:border="none"/>
      <style:text-properties fo:font-size="11pt" style:font-size-asian="11pt" style:font-size-complex="11pt"/>
    </style:style>
    <style:style style:name="ce201" style:family="table-cell" style:parent-style-name="Default">
      <style:table-cell-properties fo:border-bottom="none" fo:background-color="#d9d9d9" fo:border-left="none" fo:border-right="none" fo:border-top="0.74pt solid #000000"/>
      <style:text-properties fo:font-size="11pt" style:font-size-asian="11pt" style:font-size-complex="11pt"/>
    </style:style>
    <style:style style:name="ce202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-bottom="none" fo:background-color="#d9d9d9" fo:border-left="none" fo:border-right="0.74pt solid #000000" fo:border-top="0.74pt solid #000000"/>
      <style:text-properties fo:font-size="11pt" style:font-size-asian="11pt" style:font-size-complex="11pt"/>
    </style:style>
    <style:style style:name="ce204" style:family="table-cell" style:parent-style-name="Default">
      <style:table-cell-properties fo:border-bottom="none" fo:background-color="#d9d9d9" fo:border-left="none" fo:border-right="0.74pt solid #000000" fo:border-top="none"/>
      <style:text-properties fo:font-size="11pt" style:font-size-asian="11pt" style:font-size-complex="11pt"/>
    </style:style>
    <style:style style:name="ce205" style:family="table-cell" style:parent-style-name="Default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6" style:family="table-cell" style:parent-style-name="Default">
      <style:table-cell-properties fo:border-bottom="none" style:text-align-source="value-type" style:repeat-content="false" fo:wrap-option="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8" style:family="table-cell" style:parent-style-name="Default">
      <style:table-cell-properties fo:border-bottom="none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0" style:family="table-cell" style:parent-style-name="Default">
      <style:table-cell-properties fo:border-bottom="none" fo:border-left="0.74pt ridge #000000" fo:border-right="none" fo:border-top="none"/>
    </style:style>
    <style:style style:name="ce801" style:family="table-cell" style:parent-style-name="Default">
      <style:table-cell-properties fo:border-bottom="0.74pt ridge #000000" fo:border-left="0.74pt ridge #000000" fo:border-right="none" fo:border-top="none"/>
    </style:style>
    <style:style style:name="ce1209" style:family="table-cell" style:parent-style-name="Default">
      <style:table-cell-properties fo:border-bottom="none" fo:border-left="0.74pt ridge #000000" fo:border-right="none" fo:border-top="0.74pt ridge #000000"/>
      <style:text-properties fo:font-size="12pt" style:font-size-asian="12pt" style:font-size-complex="12pt"/>
    </style:style>
    <style:style style:name="ce121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5" style:family="table-cell" style:parent-style-name="Default">
      <style:table-cell-properties fo:border="none"/>
    </style:style>
    <style:style style:name="ce807" style:family="table-cell" style:parent-style-name="Default">
      <style:table-cell-properties fo:border-bottom="0.74pt ridge #000000" fo:border-left="none" fo:border-right="none" fo:border-top="none"/>
    </style:style>
    <style:style style:name="ce1216" style:family="table-cell" style:parent-style-name="Default">
      <style:table-cell-properties fo:border-bottom="none" fo:wrap-option="wrap" fo:border-left="none" fo:border-right="none" fo:border-top="0.74pt ridge #000000"/>
      <style:text-properties fo:font-size="12pt" style:font-size-asian="12pt" style:font-size-complex="12pt"/>
    </style:style>
    <style:style style:name="ce1219" style:family="table-cell" style:parent-style-name="Default">
      <style:table-cell-properties fo:border-bottom="none" style:text-align-source="value-type" style:repeat-content="false" fo:wrap-option="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0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1" style:family="table-cell" style:parent-style-name="Default">
      <style:table-cell-properties fo:border-bottom="none" fo:border-left="none" fo:border-right="0.74pt ridge #000000" fo:border-top="none"/>
    </style:style>
    <style:style style:name="ce1222" style:family="table-cell" style:parent-style-name="Default">
      <style:table-cell-properties fo:border-bottom="0.74pt ridge #000000" fo:border-left="none" fo:border-right="0.74pt ridge #000000" fo:border-top="none"/>
    </style:style>
    <style:style style:name="ce1223" style:family="table-cell" style:parent-style-name="Default">
      <style:table-cell-properties fo:border-bottom="none" fo:border-left="none" fo:border-right="0.74pt ridge #000000" fo:border-top="0.74pt ridge #000000"/>
      <style:text-properties fo:font-size="12pt" style:font-size-asian="12pt" style:font-size-complex="12pt"/>
    </style:style>
    <style:style style:name="ce1228" style:family="table-cell" style:parent-style-name="Default">
      <style:table-cell-properties fo:border-bottom="0.74pt ridge #000000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9" style:family="table-cell" style:parent-style-name="Default">
      <style:table-cell-properties fo:border-bottom="0.74pt ridge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1" style:family="table-cell" style:parent-style-name="Default">
      <style:table-cell-properties fo:border-bottom="none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2" style:family="table-cell" style:parent-style-name="Default">
      <style:table-cell-properties fo:border-bottom="0.74pt ridge #000000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dddddd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94" style:family="table-cell" style:parent-style-name="Default">
      <style:table-cell-properties fo:background-color="#dddddd" fo:border="none"/>
    </style:style>
    <style:style style:name="ce95" style:family="table-cell" style:parent-style-name="Default">
      <style:table-cell-properties fo:background-color="#dddddd" fo:wrap-option="wrap"/>
    </style:style>
    <style:style style:name="ce96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ddddd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70" style:family="table-cell" style:parent-style-name="Default">
      <style:table-cell-properties fo:background-color="#dddddd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size="10pt" style:font-size-asian="10pt" style:font-size-complex="10pt"/>
    </style:style>
    <style:style style:name="ce129" style:family="table-cell" style:parent-style-name="Default">
      <style:table-cell-properties fo:background-color="#dddddd"/>
      <style:map style:condition="cell-content()=&quot;ACTIVE&quot;" style:apply-style-name="Error" style:base-cell-address="'Recipe calculator template'.C9"/>
    </style:style>
    <style:style style:name="ce130" style:family="table-cell" style:parent-style-name="Default" style:data-style-name="N0">
      <style:table-cell-properties fo:background-color="#dddddd"/>
      <style:map style:condition="cell-content()=&quot;ACTIVE&quot;" style:apply-style-name="Error" style:base-cell-address="'Recipe calculator template'.C9"/>
    </style:style>
    <style:style style:name="ce106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ddddd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none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wrap-option="wrap" fo:border-left="none" fo:border-right="0.74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06" style:family="table-cell" style:parent-style-name="Default">
      <style:table-cell-properties fo:wrap-option="wrap"/>
    </style:style>
    <style:style style:name="ce282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54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08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09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0" style:family="table-cell" style:parent-style-name="Default">
      <style:table-cell-properties fo:border-bottom="none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1" style:family="table-cell" style:parent-style-name="Default">
      <style:table-cell-properties fo:border-bottom="0.74pt solid #000000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INDEX(Machine_data;0;1))" table:allow-empty-cell="true" table:display-list="unsorted" table:base-cell-address="'Recipe calculator template'.B3">
          <table:error-message table:message-type="stop" table:display="true"/>
        </table:content-validation>
        <table:content-validation table:name="val2" table:condition="of:cell-content-is-in-list(INDEX(Modules_all;0;1))" table:allow-empty-cell="true" table:display-list="unsorted" table:base-cell-address="'Recipe calculator template'.C3"/>
        <table:content-validation table:name="val3" table:condition="of:cell-content-is-in-list(INDEX(Modules_beacons;0;1))" table:allow-empty-cell="true" table:display-list="unsorted" table:base-cell-address="'Recipe calculator template'.C6"/>
      </table:content-validations>
      <table:table table:name="Double recipe matching templa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/>
          <table:table-cell table:style-name="ce982" office:value-type="string" calcext:value-type="string">
            <text:p>Demand (I)</text:p>
          </table:table-cell>
          <table:table-cell table:style-name="ce991" office:value-type="string" calcext:value-type="string">
            <text:p>Supply (O)</text:p>
          </table:table-cell>
          <table:table-cell table:style-name="ce36"/>
          <table:table-cell table:style-name="ce1201"/>
          <table:table-cell table:style-name="ce989"/>
          <table:table-cell table:style-name="ce201"/>
          <table:table-cell table:style-name="ce203"/>
          <table:table-cell table:number-columns-repeated="1016"/>
        </table:table-row>
        <table:table-row table:style-name="ro2">
          <table:table-cell table:style-name="ce973" office:value-type="string" calcext:value-type="string">
            <text:p>Recipe name</text:p>
          </table:table-cell>
          <table:table-cell table:style-name="ce797"/>
          <table:table-cell table:style-name="ce27"/>
          <table:table-cell table:style-name="ce1197" office:value-type="string" calcext:value-type="string">
            <text:p>Ratio</text:p>
          </table:table-cell>
          <table:table-cell table:style-name="ce798" table:formula="of:=MIN([.C7]/[.B7];[.B7]/[.C7])" office:value-type="float" office:value="1" calcext:value-type="float">
            <text:p>1</text:p>
          </table:table-cell>
          <table:table-cell table:style-name="ce1202"/>
          <table:table-cell table:style-name="ce200"/>
          <table:table-cell table:style-name="ce204"/>
          <table:table-cell table:number-columns-repeated="1016"/>
        </table:table-row>
        <table:table-row table:style-name="ro1">
          <table:table-cell table:style-name="ce973" office:value-type="string" calcext:value-type="string">
            <text:p>Duration, seconds</text:p>
          </table:table-cell>
          <table:table-cell table:style-name="ce983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1197" office:value-type="string" calcext:value-type="string">
            <text:p>Diff multiplier</text:p>
          </table:table-cell>
          <table:table-cell table:style-name="ce798" table:formula="of:=IF([.C7]&gt;=[.B7];1;-1)" office:value-type="float" office:value="1" calcext:value-type="float">
            <text:p>1</text:p>
          </table:table-cell>
          <table:table-cell table:style-name="ce1202"/>
          <table:table-cell table:style-name="ce200"/>
          <table:table-cell table:style-name="ce204"/>
          <table:table-cell table:number-columns-repeated="1016"/>
        </table:table-row>
        <table:table-row table:style-name="ro1">
          <table:table-cell table:style-name="ce973" office:value-type="string" calcext:value-type="string">
            <text:p>Crafting speed</text:p>
          </table:table-cell>
          <table:table-cell table:style-name="ce983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37"/>
          <table:table-cell table:style-name="ce5" office:value-type="string" calcext:value-type="string">
            <text:p>Difference</text:p>
          </table:table-cell>
          <table:table-cell table:style-name="ce200" office:value-type="string" calcext:value-type="string">
            <text:p>Indices</text:p>
          </table:table-cell>
          <table:table-cell table:style-name="ce202" office:value-type="string" calcext:value-type="string">
            <text:p>Ratio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973" office:value-type="string" calcext:value-type="string">
            <text:p>Productivity modifier</text:p>
          </table:table-cell>
          <table:table-cell table:style-name="ce984"/>
          <table:table-cell table:style-name="ce993" office:value-type="float" office:value="1" calcext:value-type="float">
            <text:p>1</text:p>
          </table:table-cell>
          <table:table-cell table:style-name="ce37" office:value-type="string" calcext:value-type="string">
            <text:p>First smallest diff</text:p>
          </table:table-cell>
          <table:table-cell table:style-name="ce1202" table:formula="of:=SMALL([.$D$14:.$D$141];1)" office:value-type="float" office:value="0" calcext:value-type="float">
            <text:p>0</text:p>
          </table:table-cell>
          <table:table-cell table:style-name="ce1202" table:formula="of:=MATCH([.E5];[.$D$14:.$D$141];0)" office:value-type="float" office:value="1" calcext:value-type="float">
            <text:p>1</text:p>
          </table:table-cell>
          <table:table-cell table:style-name="ce1202" table:formula="of:=INDEX([.$A$14:.$A$141];[.F5])" office:value-type="float" office:value="1" calcext:value-type="float">
            <text:p>1</text:p>
          </table:table-cell>
          <table:table-cell table:style-name="ce205" table:formula="of:=INDEX([.$B$14:.$B$141];[.F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74" office:value-type="string" calcext:value-type="string">
            <text:p>Ingredient count</text:p>
          </table:table-cell>
          <table:table-cell table:style-name="ce983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37" office:value-type="string" calcext:value-type="string">
            <text:p>Second smallest diff</text:p>
          </table:table-cell>
          <table:table-cell table:style-name="ce1202" table:formula="of:=SMALL([.$D$14:.$D$141];2)" office:value-type="string" office:string-value="" calcext:value-type="error">
            <text:p>#VALUE!</text:p>
          </table:table-cell>
          <table:table-cell table:style-name="ce1202" table:formula="of:=MATCH([.E6];[.$D$14:.$D$141];0)" office:value-type="string" office:string-value="" calcext:value-type="error">
            <text:p>#VALUE!</text:p>
          </table:table-cell>
          <table:table-cell table:style-name="ce1202" table:formula="of:=INDEX([.$A$14:.$A$141];[.F6])" office:value-type="string" office:string-value="" calcext:value-type="error">
            <text:p>#VALUE!</text:p>
          </table:table-cell>
          <table:table-cell table:style-name="ce205" table:formula="of:=INDEX([.$B$14:.$B$141];[.F6])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3">
          <table:table-cell table:style-name="ce975" office:value-type="string" calcext:value-type="string">
            <text:p>Rate for a single machine</text:p>
          </table:table-cell>
          <table:table-cell table:style-name="ce18" table:formula="of:=[.B4]*[.B6]/[.B3]" office:value-type="float" office:value="1" calcext:value-type="float">
            <text:p>1</text:p>
          </table:table-cell>
          <table:table-cell table:style-name="ce29" table:formula="of:=[.C4]*[.C6]*[.C5]/[.C3]" office:value-type="float" office:value="1" calcext:value-type="float">
            <text:p>1</text:p>
          </table:table-cell>
          <table:table-cell table:style-name="ce38" office:value-type="string" calcext:value-type="string">
            <text:p>Third smallest diff</text:p>
          </table:table-cell>
          <table:table-cell table:style-name="ce998" table:formula="of:=SMALL([.$D$14:.$D$141];3)" office:value-type="string" office:string-value="" calcext:value-type="error">
            <text:p>#VALUE!</text:p>
          </table:table-cell>
          <table:table-cell table:style-name="ce998" table:formula="of:=MATCH([.E7];[.$D$14:.$D$141];0)" office:value-type="string" office:string-value="" calcext:value-type="error">
            <text:p>#VALUE!</text:p>
          </table:table-cell>
          <table:table-cell table:style-name="ce998" table:formula="of:=INDEX([.$A$14:.$A$141];[.F7])" office:value-type="string" office:string-value="" calcext:value-type="error">
            <text:p>#VALUE!</text:p>
          </table:table-cell>
          <table:table-cell table:style-name="ce206" table:formula="of:=INDEX([.$B$14:.$B$141];[.F7])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4">
          <table:table-cell table:style-name="ce5"/>
          <table:table-cell table:style-name="ce19" table:number-columns-repeated="2"/>
          <table:table-cell table:style-name="ce5" table:number-columns-repeated="5"/>
          <table:table-cell table:number-columns-repeated="1016"/>
        </table:table-row>
        <table:table-row table:style-name="ro4">
          <table:table-cell table:style-name="ce977" office:value-type="string" calcext:value-type="string">
            <text:p>Machines</text:p>
          </table:table-cell>
          <table:table-cell table:style-name="ce987" table:formula="of:=IF([.C7]&gt;=[.B7];[.H5];[.G5])" office:value-type="float" office:value="1" calcext:value-type="float">
            <text:p>1</text:p>
          </table:table-cell>
          <table:table-cell table:style-name="ce995" table:formula="of:=IF([.C7]&gt;=[.B7];[.G5];[.H5])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6"/>
        </table:table-row>
        <table:table-row table:style-name="ro4">
          <table:table-cell table:style-name="ce7" office:value-type="string" calcext:value-type="string">
            <text:p>Total</text:p>
          </table:table-cell>
          <table:table-cell table:style-name="ce988" table:formula="of:=[.B9]*[.B7]" office:value-type="float" office:value="1" calcext:value-type="float">
            <text:p>1</text:p>
          </table:table-cell>
          <table:table-cell table:style-name="ce996" table:formula="of:=[.C9]*[.C7]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6"/>
        </table:table-row>
        <table:table-row table:style-name="ro4">
          <table:table-cell table:style-name="ce5" table:number-columns-repeated="8"/>
          <table:table-cell table:number-columns-repeated="1016"/>
        </table:table-row>
        <table:table-row table:style-name="ro4">
          <table:table-cell table:style-name="ce979"/>
          <table:table-cell table:style-name="ce989"/>
          <table:table-cell table:style-name="ce33" office:value-type="string" calcext:value-type="string">
            <text:p>Ratios</text:p>
          </table:table-cell>
          <table:table-cell table:style-name="ce999"/>
          <table:table-cell table:number-columns-repeated="1020"/>
        </table:table-row>
        <table:table-row table:style-name="ro5">
          <table:table-cell table:style-name="ce1197" office:value-type="string" calcext:value-type="string">
            <text:p>Dividend</text:p>
          </table:table-cell>
          <table:table-cell table:style-name="ce806" office:value-type="string" calcext:value-type="string">
            <text:p>Divisor</text:p>
          </table:table-cell>
          <table:table-cell table:style-name="ce806" office:value-type="string" calcext:value-type="string">
            <text:p>Ratio</text:p>
          </table:table-cell>
          <table:table-cell table:style-name="ce40" office:value-type="string" calcext:value-type="string">
            <text:p>Difference achievable and requested ratio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98" table:formula="of:=[.A14]/[.B14]" office:value-type="float" office:value="1" calcext:value-type="float">
            <text:p>1</text:p>
          </table:table-cell>
          <table:table-cell table:style-name="ce1001" table:formula="of:=IF(([.C14]-[.E$2])*[.E$3]&gt;=0;([.C14]-[.E$2])*[.E$3];&quot;-&quot;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98" table:formula="of:=[.A15]/[.B15]" office:value-type="float" office:value="0.5" calcext:value-type="float">
            <text:p>0.5</text:p>
          </table:table-cell>
          <table:table-cell table:style-name="ce1001" table:formula="of:=IF(([.C15]-[.E$2])*[.E$3]&gt;=0;([.C15]-[.E$2])*[.E$3];&quot;-&quot;)" office:value-type="string" office:string-value="-" calcext:value-type="string">
            <text:p>-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98" table:formula="of:=[.A16]/[.B16]" office:value-type="float" office:value="0.333333333333333" calcext:value-type="float">
            <text:p>0.333333333333333</text:p>
          </table:table-cell>
          <table:table-cell table:style-name="ce1001" table:formula="of:=IF(([.C16]-[.E$2])*[.E$3]&gt;=0;([.C16]-[.E$2])*[.E$3];&quot;-&quot;)" office:value-type="string" office:string-value="-" calcext:value-type="string">
            <text:p>-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98" table:formula="of:=[.A17]/[.B17]" office:value-type="float" office:value="0.666666666666667" calcext:value-type="float">
            <text:p>0.666666666666667</text:p>
          </table:table-cell>
          <table:table-cell table:style-name="ce1001" table:formula="of:=IF(([.C17]-[.E$2])*[.E$3]&gt;=0;([.C17]-[.E$2])*[.E$3];&quot;-&quot;)" office:value-type="string" office:string-value="-" calcext:value-type="string">
            <text:p>-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98" table:formula="of:=[.A18]/[.B18]" office:value-type="float" office:value="0.25" calcext:value-type="float">
            <text:p>0.25</text:p>
          </table:table-cell>
          <table:table-cell table:style-name="ce1001" table:formula="of:=IF(([.C18]-[.E$2])*[.E$3]&gt;=0;([.C18]-[.E$2])*[.E$3];&quot;-&quot;)" office:value-type="string" office:string-value="-" calcext:value-type="string">
            <text:p>-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98" table:formula="of:=[.A19]/[.B19]" office:value-type="float" office:value="0.75" calcext:value-type="float">
            <text:p>0.75</text:p>
          </table:table-cell>
          <table:table-cell table:style-name="ce1001" table:formula="of:=IF(([.C19]-[.E$2])*[.E$3]&gt;=0;([.C1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98" table:formula="of:=[.A20]/[.B20]" office:value-type="float" office:value="0.2" calcext:value-type="float">
            <text:p>0.2</text:p>
          </table:table-cell>
          <table:table-cell table:style-name="ce1001" table:formula="of:=IF(([.C20]-[.E$2])*[.E$3]&gt;=0;([.C2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98" table:formula="of:=[.A21]/[.B21]" office:value-type="float" office:value="0.4" calcext:value-type="float">
            <text:p>0.4</text:p>
          </table:table-cell>
          <table:table-cell table:style-name="ce1001" table:formula="of:=IF(([.C21]-[.E$2])*[.E$3]&gt;=0;([.C2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98" table:formula="of:=[.A22]/[.B22]" office:value-type="float" office:value="0.6" calcext:value-type="float">
            <text:p>0.6</text:p>
          </table:table-cell>
          <table:table-cell table:style-name="ce1001" table:formula="of:=IF(([.C22]-[.E$2])*[.E$3]&gt;=0;([.C2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98" table:formula="of:=[.A23]/[.B23]" office:value-type="float" office:value="0.8" calcext:value-type="float">
            <text:p>0.8</text:p>
          </table:table-cell>
          <table:table-cell table:style-name="ce1001" table:formula="of:=IF(([.C23]-[.E$2])*[.E$3]&gt;=0;([.C2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98" table:formula="of:=[.A24]/[.B24]" office:value-type="float" office:value="0.166666666666667" calcext:value-type="float">
            <text:p>0.166666666666667</text:p>
          </table:table-cell>
          <table:table-cell table:style-name="ce1001" table:formula="of:=IF(([.C24]-[.E$2])*[.E$3]&gt;=0;([.C2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98" table:formula="of:=[.A25]/[.B25]" office:value-type="float" office:value="0.833333333333333" calcext:value-type="float">
            <text:p>0.833333333333333</text:p>
          </table:table-cell>
          <table:table-cell table:style-name="ce1001" table:formula="of:=IF(([.C25]-[.E$2])*[.E$3]&gt;=0;([.C25]-[.E$2])*[.E$3];&quot;-&quot;)" office:value-type="string" office:string-value="-" calcext:value-type="string">
            <text:p>-</text:p>
          </table:table-cell>
          <table:table-cell table:style-name="ce971" table:number-columns-repeated="2"/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98" table:formula="of:=[.A26]/[.B26]" office:value-type="float" office:value="0.142857142857143" calcext:value-type="float">
            <text:p>0.142857142857143</text:p>
          </table:table-cell>
          <table:table-cell table:style-name="ce1001" table:formula="of:=IF(([.C26]-[.E$2])*[.E$3]&gt;=0;([.C2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98" table:formula="of:=[.A27]/[.B27]" office:value-type="float" office:value="0.285714285714286" calcext:value-type="float">
            <text:p>0.285714285714286</text:p>
          </table:table-cell>
          <table:table-cell table:style-name="ce1001" table:formula="of:=IF(([.C27]-[.E$2])*[.E$3]&gt;=0;([.C2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798" table:formula="of:=[.A28]/[.B28]" office:value-type="float" office:value="0.428571428571429" calcext:value-type="float">
            <text:p>0.428571428571429</text:p>
          </table:table-cell>
          <table:table-cell table:style-name="ce1001" table:formula="of:=IF(([.C28]-[.E$2])*[.E$3]&gt;=0;([.C2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98" table:formula="of:=[.A29]/[.B29]" office:value-type="float" office:value="0.571428571428571" calcext:value-type="float">
            <text:p>0.571428571428571</text:p>
          </table:table-cell>
          <table:table-cell table:style-name="ce1001" table:formula="of:=IF(([.C29]-[.E$2])*[.E$3]&gt;=0;([.C2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98" table:formula="of:=[.A30]/[.B30]" office:value-type="float" office:value="0.714285714285714" calcext:value-type="float">
            <text:p>0.714285714285714</text:p>
          </table:table-cell>
          <table:table-cell table:style-name="ce1001" table:formula="of:=IF(([.C30]-[.E$2])*[.E$3]&gt;=0;([.C30]-[.E$2])*[.E$3];&quot;-&quot;)" office:value-type="string" office:string-value="-" calcext:value-type="string">
            <text:p>-</text:p>
          </table:table-cell>
          <table:table-cell table:style-name="ce805" table:number-columns-repeated="2"/>
          <table:table-cell table:number-columns-repeated="1018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98" table:formula="of:=[.A31]/[.B31]" office:value-type="float" office:value="0.857142857142857" calcext:value-type="float">
            <text:p>0.857142857142857</text:p>
          </table:table-cell>
          <table:table-cell table:style-name="ce1001" table:formula="of:=IF(([.C31]-[.E$2])*[.E$3]&gt;=0;([.C3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798" table:formula="of:=[.A32]/[.B32]" office:value-type="float" office:value="0.125" calcext:value-type="float">
            <text:p>0.125</text:p>
          </table:table-cell>
          <table:table-cell table:style-name="ce1001" table:formula="of:=IF(([.C32]-[.E$2])*[.E$3]&gt;=0;([.C3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798" table:formula="of:=[.A33]/[.B33]" office:value-type="float" office:value="0.375" calcext:value-type="float">
            <text:p>0.375</text:p>
          </table:table-cell>
          <table:table-cell table:style-name="ce1001" table:formula="of:=IF(([.C33]-[.E$2])*[.E$3]&gt;=0;([.C3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98" table:formula="of:=[.A34]/[.B34]" office:value-type="float" office:value="0.625" calcext:value-type="float">
            <text:p>0.625</text:p>
          </table:table-cell>
          <table:table-cell table:style-name="ce1001" table:formula="of:=IF(([.C34]-[.E$2])*[.E$3]&gt;=0;([.C3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98" table:formula="of:=[.A35]/[.B35]" office:value-type="float" office:value="0.875" calcext:value-type="float">
            <text:p>0.875</text:p>
          </table:table-cell>
          <table:table-cell table:style-name="ce1001" table:formula="of:=IF(([.C35]-[.E$2])*[.E$3]&gt;=0;([.C3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98" table:formula="of:=[.A36]/[.B36]" office:value-type="float" office:value="0.111111111111111" calcext:value-type="float">
            <text:p>0.111111111111111</text:p>
          </table:table-cell>
          <table:table-cell table:style-name="ce1001" table:formula="of:=IF(([.C36]-[.E$2])*[.E$3]&gt;=0;([.C3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798" table:formula="of:=[.A37]/[.B37]" office:value-type="float" office:value="0.222222222222222" calcext:value-type="float">
            <text:p>0.222222222222222</text:p>
          </table:table-cell>
          <table:table-cell table:style-name="ce1001" table:formula="of:=IF(([.C37]-[.E$2])*[.E$3]&gt;=0;([.C3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798" table:formula="of:=[.A38]/[.B38]" office:value-type="float" office:value="0.444444444444444" calcext:value-type="float">
            <text:p>0.444444444444444</text:p>
          </table:table-cell>
          <table:table-cell table:style-name="ce1001" table:formula="of:=IF(([.C38]-[.E$2])*[.E$3]&gt;=0;([.C3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98" table:formula="of:=[.A39]/[.B39]" office:value-type="float" office:value="0.555555555555556" calcext:value-type="float">
            <text:p>0.555555555555556</text:p>
          </table:table-cell>
          <table:table-cell table:style-name="ce1001" table:formula="of:=IF(([.C39]-[.E$2])*[.E$3]&gt;=0;([.C3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798" table:formula="of:=[.A40]/[.B40]" office:value-type="float" office:value="0.777777777777778" calcext:value-type="float">
            <text:p>0.777777777777778</text:p>
          </table:table-cell>
          <table:table-cell table:style-name="ce1001" table:formula="of:=IF(([.C40]-[.E$2])*[.E$3]&gt;=0;([.C4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98" table:formula="of:=[.A41]/[.B41]" office:value-type="float" office:value="0.888888888888889" calcext:value-type="float">
            <text:p>0.888888888888889</text:p>
          </table:table-cell>
          <table:table-cell table:style-name="ce1001" table:formula="of:=IF(([.C41]-[.E$2])*[.E$3]&gt;=0;([.C4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98" table:formula="of:=[.A42]/[.B42]" office:value-type="float" office:value="0.1" calcext:value-type="float">
            <text:p>0.1</text:p>
          </table:table-cell>
          <table:table-cell table:style-name="ce1001" table:formula="of:=IF(([.C42]-[.E$2])*[.E$3]&gt;=0;([.C4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98" table:formula="of:=[.A43]/[.B43]" office:value-type="float" office:value="0.3" calcext:value-type="float">
            <text:p>0.3</text:p>
          </table:table-cell>
          <table:table-cell table:style-name="ce1001" table:formula="of:=IF(([.C43]-[.E$2])*[.E$3]&gt;=0;([.C4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798" table:formula="of:=[.A44]/[.B44]" office:value-type="float" office:value="0.7" calcext:value-type="float">
            <text:p>0.7</text:p>
          </table:table-cell>
          <table:table-cell table:style-name="ce1001" table:formula="of:=IF(([.C44]-[.E$2])*[.E$3]&gt;=0;([.C4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98" table:formula="of:=[.A45]/[.B45]" office:value-type="float" office:value="0.9" calcext:value-type="float">
            <text:p>0.9</text:p>
          </table:table-cell>
          <table:table-cell table:style-name="ce1001" table:formula="of:=IF(([.C45]-[.E$2])*[.E$3]&gt;=0;([.C4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798" table:formula="of:=[.A46]/[.B46]" office:value-type="float" office:value="0.0909090909090909" calcext:value-type="float">
            <text:p>0.0909090909090909</text:p>
          </table:table-cell>
          <table:table-cell table:style-name="ce1001" table:formula="of:=IF(([.C46]-[.E$2])*[.E$3]&gt;=0;([.C4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98" table:formula="of:=[.A47]/[.B47]" office:value-type="float" office:value="0.181818181818182" calcext:value-type="float">
            <text:p>0.181818181818182</text:p>
          </table:table-cell>
          <table:table-cell table:style-name="ce1001" table:formula="of:=IF(([.C47]-[.E$2])*[.E$3]&gt;=0;([.C4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98" table:formula="of:=[.A48]/[.B48]" office:value-type="float" office:value="0.272727272727273" calcext:value-type="float">
            <text:p>0.272727272727273</text:p>
          </table:table-cell>
          <table:table-cell table:style-name="ce1001" table:formula="of:=IF(([.C48]-[.E$2])*[.E$3]&gt;=0;([.C4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798" table:formula="of:=[.A49]/[.B49]" office:value-type="float" office:value="0.363636363636364" calcext:value-type="float">
            <text:p>0.363636363636364</text:p>
          </table:table-cell>
          <table:table-cell table:style-name="ce1001" table:formula="of:=IF(([.C49]-[.E$2])*[.E$3]&gt;=0;([.C4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98" table:formula="of:=[.A50]/[.B50]" office:value-type="float" office:value="0.454545454545455" calcext:value-type="float">
            <text:p>0.454545454545455</text:p>
          </table:table-cell>
          <table:table-cell table:style-name="ce1001" table:formula="of:=IF(([.C50]-[.E$2])*[.E$3]&gt;=0;([.C5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98" table:formula="of:=[.A51]/[.B51]" office:value-type="float" office:value="0.545454545454545" calcext:value-type="float">
            <text:p>0.545454545454545</text:p>
          </table:table-cell>
          <table:table-cell table:style-name="ce1001" table:formula="of:=IF(([.C51]-[.E$2])*[.E$3]&gt;=0;([.C5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798" table:formula="of:=[.A52]/[.B52]" office:value-type="float" office:value="0.636363636363636" calcext:value-type="float">
            <text:p>0.636363636363636</text:p>
          </table:table-cell>
          <table:table-cell table:style-name="ce1001" table:formula="of:=IF(([.C52]-[.E$2])*[.E$3]&gt;=0;([.C5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798" table:formula="of:=[.A53]/[.B53]" office:value-type="float" office:value="0.727272727272727" calcext:value-type="float">
            <text:p>0.727272727272727</text:p>
          </table:table-cell>
          <table:table-cell table:style-name="ce1001" table:formula="of:=IF(([.C53]-[.E$2])*[.E$3]&gt;=0;([.C5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798" table:formula="of:=[.A54]/[.B54]" office:value-type="float" office:value="0.818181818181818" calcext:value-type="float">
            <text:p>0.818181818181818</text:p>
          </table:table-cell>
          <table:table-cell table:style-name="ce1001" table:formula="of:=IF(([.C54]-[.E$2])*[.E$3]&gt;=0;([.C5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98" table:formula="of:=[.A55]/[.B55]" office:value-type="float" office:value="0.909090909090909" calcext:value-type="float">
            <text:p>0.909090909090909</text:p>
          </table:table-cell>
          <table:table-cell table:style-name="ce1001" table:formula="of:=IF(([.C55]-[.E$2])*[.E$3]&gt;=0;([.C5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798" table:formula="of:=[.A56]/[.B56]" office:value-type="float" office:value="0.0833333333333333" calcext:value-type="float">
            <text:p>0.0833333333333333</text:p>
          </table:table-cell>
          <table:table-cell table:style-name="ce1001" table:formula="of:=IF(([.C56]-[.E$2])*[.E$3]&gt;=0;([.C5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98" table:formula="of:=[.A57]/[.B57]" office:value-type="float" office:value="0.416666666666667" calcext:value-type="float">
            <text:p>0.416666666666667</text:p>
          </table:table-cell>
          <table:table-cell table:style-name="ce1001" table:formula="of:=IF(([.C57]-[.E$2])*[.E$3]&gt;=0;([.C5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798" table:formula="of:=[.A58]/[.B58]" office:value-type="float" office:value="0.583333333333333" calcext:value-type="float">
            <text:p>0.583333333333333</text:p>
          </table:table-cell>
          <table:table-cell table:style-name="ce1001" table:formula="of:=IF(([.C58]-[.E$2])*[.E$3]&gt;=0;([.C5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798" table:formula="of:=[.A59]/[.B59]" office:value-type="float" office:value="0.916666666666667" calcext:value-type="float">
            <text:p>0.916666666666667</text:p>
          </table:table-cell>
          <table:table-cell table:style-name="ce1001" table:formula="of:=IF(([.C59]-[.E$2])*[.E$3]&gt;=0;([.C5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798" table:formula="of:=[.A60]/[.B60]" office:value-type="float" office:value="0.0769230769230769" calcext:value-type="float">
            <text:p>0.0769230769230769</text:p>
          </table:table-cell>
          <table:table-cell table:style-name="ce1001" table:formula="of:=IF(([.C60]-[.E$2])*[.E$3]&gt;=0;([.C6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798" table:formula="of:=[.A61]/[.B61]" office:value-type="float" office:value="0.153846153846154" calcext:value-type="float">
            <text:p>0.153846153846154</text:p>
          </table:table-cell>
          <table:table-cell table:style-name="ce1001" table:formula="of:=IF(([.C61]-[.E$2])*[.E$3]&gt;=0;([.C6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798" table:formula="of:=[.A62]/[.B62]" office:value-type="float" office:value="0.230769230769231" calcext:value-type="float">
            <text:p>0.230769230769231</text:p>
          </table:table-cell>
          <table:table-cell table:style-name="ce1001" table:formula="of:=IF(([.C62]-[.E$2])*[.E$3]&gt;=0;([.C6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98" table:formula="of:=[.A63]/[.B63]" office:value-type="float" office:value="0.307692307692308" calcext:value-type="float">
            <text:p>0.307692307692308</text:p>
          </table:table-cell>
          <table:table-cell table:style-name="ce1001" table:formula="of:=IF(([.C63]-[.E$2])*[.E$3]&gt;=0;([.C6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98" table:formula="of:=[.A64]/[.B64]" office:value-type="float" office:value="0.384615384615385" calcext:value-type="float">
            <text:p>0.384615384615385</text:p>
          </table:table-cell>
          <table:table-cell table:style-name="ce1001" table:formula="of:=IF(([.C64]-[.E$2])*[.E$3]&gt;=0;([.C6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798" table:formula="of:=[.A65]/[.B65]" office:value-type="float" office:value="0.461538461538462" calcext:value-type="float">
            <text:p>0.461538461538462</text:p>
          </table:table-cell>
          <table:table-cell table:style-name="ce1001" table:formula="of:=IF(([.C65]-[.E$2])*[.E$3]&gt;=0;([.C6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98" table:formula="of:=[.A66]/[.B66]" office:value-type="float" office:value="0.538461538461538" calcext:value-type="float">
            <text:p>0.538461538461538</text:p>
          </table:table-cell>
          <table:table-cell table:style-name="ce1001" table:formula="of:=IF(([.C66]-[.E$2])*[.E$3]&gt;=0;([.C6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798" table:formula="of:=[.A67]/[.B67]" office:value-type="float" office:value="0.615384615384615" calcext:value-type="float">
            <text:p>0.615384615384615</text:p>
          </table:table-cell>
          <table:table-cell table:style-name="ce1001" table:formula="of:=IF(([.C67]-[.E$2])*[.E$3]&gt;=0;([.C6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798" table:formula="of:=[.A68]/[.B68]" office:value-type="float" office:value="0.692307692307692" calcext:value-type="float">
            <text:p>0.692307692307692</text:p>
          </table:table-cell>
          <table:table-cell table:style-name="ce1001" table:formula="of:=IF(([.C68]-[.E$2])*[.E$3]&gt;=0;([.C6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798" table:formula="of:=[.A69]/[.B69]" office:value-type="float" office:value="0.769230769230769" calcext:value-type="float">
            <text:p>0.769230769230769</text:p>
          </table:table-cell>
          <table:table-cell table:style-name="ce1001" table:formula="of:=IF(([.C69]-[.E$2])*[.E$3]&gt;=0;([.C6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798" table:formula="of:=[.A70]/[.B70]" office:value-type="float" office:value="0.846153846153846" calcext:value-type="float">
            <text:p>0.846153846153846</text:p>
          </table:table-cell>
          <table:table-cell table:style-name="ce1001" table:formula="of:=IF(([.C70]-[.E$2])*[.E$3]&gt;=0;([.C7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98" table:formula="of:=[.A71]/[.B71]" office:value-type="float" office:value="0.923076923076923" calcext:value-type="float">
            <text:p>0.923076923076923</text:p>
          </table:table-cell>
          <table:table-cell table:style-name="ce1001" table:formula="of:=IF(([.C71]-[.E$2])*[.E$3]&gt;=0;([.C7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798" table:formula="of:=[.A72]/[.B72]" office:value-type="float" office:value="0.0714285714285714" calcext:value-type="float">
            <text:p>0.0714285714285714</text:p>
          </table:table-cell>
          <table:table-cell table:style-name="ce1001" table:formula="of:=IF(([.C72]-[.E$2])*[.E$3]&gt;=0;([.C7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98" table:formula="of:=[.A73]/[.B73]" office:value-type="float" office:value="0.214285714285714" calcext:value-type="float">
            <text:p>0.214285714285714</text:p>
          </table:table-cell>
          <table:table-cell table:style-name="ce1001" table:formula="of:=IF(([.C73]-[.E$2])*[.E$3]&gt;=0;([.C7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98" table:formula="of:=[.A74]/[.B74]" office:value-type="float" office:value="0.357142857142857" calcext:value-type="float">
            <text:p>0.357142857142857</text:p>
          </table:table-cell>
          <table:table-cell table:style-name="ce1001" table:formula="of:=IF(([.C74]-[.E$2])*[.E$3]&gt;=0;([.C7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798" table:formula="of:=[.A75]/[.B75]" office:value-type="float" office:value="0.642857142857143" calcext:value-type="float">
            <text:p>0.642857142857143</text:p>
          </table:table-cell>
          <table:table-cell table:style-name="ce1001" table:formula="of:=IF(([.C75]-[.E$2])*[.E$3]&gt;=0;([.C7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798" table:formula="of:=[.A76]/[.B76]" office:value-type="float" office:value="0.785714285714286" calcext:value-type="float">
            <text:p>0.785714285714286</text:p>
          </table:table-cell>
          <table:table-cell table:style-name="ce1001" table:formula="of:=IF(([.C76]-[.E$2])*[.E$3]&gt;=0;([.C7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98" table:formula="of:=[.A77]/[.B77]" office:value-type="float" office:value="0.928571428571429" calcext:value-type="float">
            <text:p>0.928571428571429</text:p>
          </table:table-cell>
          <table:table-cell table:style-name="ce1001" table:formula="of:=IF(([.C77]-[.E$2])*[.E$3]&gt;=0;([.C7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798" table:formula="of:=[.A78]/[.B78]" office:value-type="float" office:value="0.0666666666666667" calcext:value-type="float">
            <text:p>0.0666666666666667</text:p>
          </table:table-cell>
          <table:table-cell table:style-name="ce1001" table:formula="of:=IF(([.C78]-[.E$2])*[.E$3]&gt;=0;([.C7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798" table:formula="of:=[.A79]/[.B79]" office:value-type="float" office:value="0.133333333333333" calcext:value-type="float">
            <text:p>0.133333333333333</text:p>
          </table:table-cell>
          <table:table-cell table:style-name="ce1001" table:formula="of:=IF(([.C79]-[.E$2])*[.E$3]&gt;=0;([.C7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98" table:formula="of:=[.A80]/[.B80]" office:value-type="float" office:value="0.266666666666667" calcext:value-type="float">
            <text:p>0.266666666666667</text:p>
          </table:table-cell>
          <table:table-cell table:style-name="ce1001" table:formula="of:=IF(([.C80]-[.E$2])*[.E$3]&gt;=0;([.C8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798" table:formula="of:=[.A81]/[.B81]" office:value-type="float" office:value="0.466666666666667" calcext:value-type="float">
            <text:p>0.466666666666667</text:p>
          </table:table-cell>
          <table:table-cell table:style-name="ce1001" table:formula="of:=IF(([.C81]-[.E$2])*[.E$3]&gt;=0;([.C8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98" table:formula="of:=[.A82]/[.B82]" office:value-type="float" office:value="0.533333333333333" calcext:value-type="float">
            <text:p>0.533333333333333</text:p>
          </table:table-cell>
          <table:table-cell table:style-name="ce1001" table:formula="of:=IF(([.C82]-[.E$2])*[.E$3]&gt;=0;([.C8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798" table:formula="of:=[.A83]/[.B83]" office:value-type="float" office:value="0.733333333333333" calcext:value-type="float">
            <text:p>0.733333333333333</text:p>
          </table:table-cell>
          <table:table-cell table:style-name="ce1001" table:formula="of:=IF(([.C83]-[.E$2])*[.E$3]&gt;=0;([.C8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798" table:formula="of:=[.A84]/[.B84]" office:value-type="float" office:value="0.866666666666667" calcext:value-type="float">
            <text:p>0.866666666666667</text:p>
          </table:table-cell>
          <table:table-cell table:style-name="ce1001" table:formula="of:=IF(([.C84]-[.E$2])*[.E$3]&gt;=0;([.C8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798" table:formula="of:=[.A85]/[.B85]" office:value-type="float" office:value="0.933333333333333" calcext:value-type="float">
            <text:p>0.933333333333333</text:p>
          </table:table-cell>
          <table:table-cell table:style-name="ce1001" table:formula="of:=IF(([.C85]-[.E$2])*[.E$3]&gt;=0;([.C8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798" table:formula="of:=[.A86]/[.B86]" office:value-type="float" office:value="0.0625" calcext:value-type="float">
            <text:p>0.0625</text:p>
          </table:table-cell>
          <table:table-cell table:style-name="ce1001" table:formula="of:=IF(([.C86]-[.E$2])*[.E$3]&gt;=0;([.C8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798" table:formula="of:=[.A87]/[.B87]" office:value-type="float" office:value="0.1875" calcext:value-type="float">
            <text:p>0.1875</text:p>
          </table:table-cell>
          <table:table-cell table:style-name="ce1001" table:formula="of:=IF(([.C87]-[.E$2])*[.E$3]&gt;=0;([.C8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798" table:formula="of:=[.A88]/[.B88]" office:value-type="float" office:value="0.3125" calcext:value-type="float">
            <text:p>0.3125</text:p>
          </table:table-cell>
          <table:table-cell table:style-name="ce1001" table:formula="of:=IF(([.C88]-[.E$2])*[.E$3]&gt;=0;([.C8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798" table:formula="of:=[.A89]/[.B89]" office:value-type="float" office:value="0.4375" calcext:value-type="float">
            <text:p>0.4375</text:p>
          </table:table-cell>
          <table:table-cell table:style-name="ce1001" table:formula="of:=IF(([.C89]-[.E$2])*[.E$3]&gt;=0;([.C8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798" table:formula="of:=[.A90]/[.B90]" office:value-type="float" office:value="0.5625" calcext:value-type="float">
            <text:p>0.5625</text:p>
          </table:table-cell>
          <table:table-cell table:style-name="ce1001" table:formula="of:=IF(([.C90]-[.E$2])*[.E$3]&gt;=0;([.C9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798" table:formula="of:=[.A91]/[.B91]" office:value-type="float" office:value="0.6875" calcext:value-type="float">
            <text:p>0.6875</text:p>
          </table:table-cell>
          <table:table-cell table:style-name="ce1001" table:formula="of:=IF(([.C91]-[.E$2])*[.E$3]&gt;=0;([.C9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798" table:formula="of:=[.A92]/[.B92]" office:value-type="float" office:value="0.8125" calcext:value-type="float">
            <text:p>0.8125</text:p>
          </table:table-cell>
          <table:table-cell table:style-name="ce1001" table:formula="of:=IF(([.C92]-[.E$2])*[.E$3]&gt;=0;([.C9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98" table:formula="of:=[.A93]/[.B93]" office:value-type="float" office:value="0.9375" calcext:value-type="float">
            <text:p>0.9375</text:p>
          </table:table-cell>
          <table:table-cell table:style-name="ce1001" table:formula="of:=IF(([.C93]-[.E$2])*[.E$3]&gt;=0;([.C9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798" table:formula="of:=[.A94]/[.B94]" office:value-type="float" office:value="0.0588235294117647" calcext:value-type="float">
            <text:p>0.0588235294117647</text:p>
          </table:table-cell>
          <table:table-cell table:style-name="ce1001" table:formula="of:=IF(([.C94]-[.E$2])*[.E$3]&gt;=0;([.C9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798" table:formula="of:=[.A95]/[.B95]" office:value-type="float" office:value="0.117647058823529" calcext:value-type="float">
            <text:p>0.117647058823529</text:p>
          </table:table-cell>
          <table:table-cell table:style-name="ce1001" table:formula="of:=IF(([.C95]-[.E$2])*[.E$3]&gt;=0;([.C9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798" table:formula="of:=[.A96]/[.B96]" office:value-type="float" office:value="0.176470588235294" calcext:value-type="float">
            <text:p>0.176470588235294</text:p>
          </table:table-cell>
          <table:table-cell table:style-name="ce1001" table:formula="of:=IF(([.C96]-[.E$2])*[.E$3]&gt;=0;([.C9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798" table:formula="of:=[.A97]/[.B97]" office:value-type="float" office:value="0.235294117647059" calcext:value-type="float">
            <text:p>0.235294117647059</text:p>
          </table:table-cell>
          <table:table-cell table:style-name="ce1001" table:formula="of:=IF(([.C97]-[.E$2])*[.E$3]&gt;=0;([.C9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98" table:formula="of:=[.A98]/[.B98]" office:value-type="float" office:value="0.294117647058823" calcext:value-type="float">
            <text:p>0.294117647058823</text:p>
          </table:table-cell>
          <table:table-cell table:style-name="ce1001" table:formula="of:=IF(([.C98]-[.E$2])*[.E$3]&gt;=0;([.C9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98" table:formula="of:=[.A99]/[.B99]" office:value-type="float" office:value="0.352941176470588" calcext:value-type="float">
            <text:p>0.352941176470588</text:p>
          </table:table-cell>
          <table:table-cell table:style-name="ce1001" table:formula="of:=IF(([.C99]-[.E$2])*[.E$3]&gt;=0;([.C9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798" table:formula="of:=[.A100]/[.B100]" office:value-type="float" office:value="0.411764705882353" calcext:value-type="float">
            <text:p>0.411764705882353</text:p>
          </table:table-cell>
          <table:table-cell table:style-name="ce1001" table:formula="of:=IF(([.C100]-[.E$2])*[.E$3]&gt;=0;([.C10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798" table:formula="of:=[.A101]/[.B101]" office:value-type="float" office:value="0.470588235294118" calcext:value-type="float">
            <text:p>0.470588235294118</text:p>
          </table:table-cell>
          <table:table-cell table:style-name="ce1001" table:formula="of:=IF(([.C101]-[.E$2])*[.E$3]&gt;=0;([.C10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98" table:formula="of:=[.A102]/[.B102]" office:value-type="float" office:value="0.529411764705882" calcext:value-type="float">
            <text:p>0.529411764705882</text:p>
          </table:table-cell>
          <table:table-cell table:style-name="ce1001" table:formula="of:=IF(([.C102]-[.E$2])*[.E$3]&gt;=0;([.C10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98" table:formula="of:=[.A103]/[.B103]" office:value-type="float" office:value="0.588235294117647" calcext:value-type="float">
            <text:p>0.588235294117647</text:p>
          </table:table-cell>
          <table:table-cell table:style-name="ce1001" table:formula="of:=IF(([.C103]-[.E$2])*[.E$3]&gt;=0;([.C10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798" table:formula="of:=[.A104]/[.B104]" office:value-type="float" office:value="0.647058823529412" calcext:value-type="float">
            <text:p>0.647058823529412</text:p>
          </table:table-cell>
          <table:table-cell table:style-name="ce1001" table:formula="of:=IF(([.C104]-[.E$2])*[.E$3]&gt;=0;([.C10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798" table:formula="of:=[.A105]/[.B105]" office:value-type="float" office:value="0.705882352941176" calcext:value-type="float">
            <text:p>0.705882352941176</text:p>
          </table:table-cell>
          <table:table-cell table:style-name="ce1001" table:formula="of:=IF(([.C105]-[.E$2])*[.E$3]&gt;=0;([.C10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798" table:formula="of:=[.A106]/[.B106]" office:value-type="float" office:value="0.764705882352941" calcext:value-type="float">
            <text:p>0.764705882352941</text:p>
          </table:table-cell>
          <table:table-cell table:style-name="ce1001" table:formula="of:=IF(([.C106]-[.E$2])*[.E$3]&gt;=0;([.C10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798" table:formula="of:=[.A107]/[.B107]" office:value-type="float" office:value="0.823529411764706" calcext:value-type="float">
            <text:p>0.823529411764706</text:p>
          </table:table-cell>
          <table:table-cell table:style-name="ce1001" table:formula="of:=IF(([.C107]-[.E$2])*[.E$3]&gt;=0;([.C10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798" table:formula="of:=[.A108]/[.B108]" office:value-type="float" office:value="0.882352941176471" calcext:value-type="float">
            <text:p>0.882352941176471</text:p>
          </table:table-cell>
          <table:table-cell table:style-name="ce1001" table:formula="of:=IF(([.C108]-[.E$2])*[.E$3]&gt;=0;([.C10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798" table:formula="of:=[.A109]/[.B109]" office:value-type="float" office:value="0.941176470588235" calcext:value-type="float">
            <text:p>0.941176470588235</text:p>
          </table:table-cell>
          <table:table-cell table:style-name="ce1001" table:formula="of:=IF(([.C109]-[.E$2])*[.E$3]&gt;=0;([.C10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798" table:formula="of:=[.A110]/[.B110]" office:value-type="float" office:value="0.0555555555555556" calcext:value-type="float">
            <text:p>0.0555555555555556</text:p>
          </table:table-cell>
          <table:table-cell table:style-name="ce1001" table:formula="of:=IF(([.C110]-[.E$2])*[.E$3]&gt;=0;([.C11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98" table:formula="of:=[.A111]/[.B111]" office:value-type="float" office:value="0.277777777777778" calcext:value-type="float">
            <text:p>0.277777777777778</text:p>
          </table:table-cell>
          <table:table-cell table:style-name="ce1001" table:formula="of:=IF(([.C111]-[.E$2])*[.E$3]&gt;=0;([.C11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798" table:formula="of:=[.A112]/[.B112]" office:value-type="float" office:value="0.388888888888889" calcext:value-type="float">
            <text:p>0.388888888888889</text:p>
          </table:table-cell>
          <table:table-cell table:style-name="ce1001" table:formula="of:=IF(([.C112]-[.E$2])*[.E$3]&gt;=0;([.C11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798" table:formula="of:=[.A113]/[.B113]" office:value-type="float" office:value="0.611111111111111" calcext:value-type="float">
            <text:p>0.611111111111111</text:p>
          </table:table-cell>
          <table:table-cell table:style-name="ce1001" table:formula="of:=IF(([.C113]-[.E$2])*[.E$3]&gt;=0;([.C11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798" table:formula="of:=[.A114]/[.B114]" office:value-type="float" office:value="0.722222222222222" calcext:value-type="float">
            <text:p>0.722222222222222</text:p>
          </table:table-cell>
          <table:table-cell table:style-name="ce1001" table:formula="of:=IF(([.C114]-[.E$2])*[.E$3]&gt;=0;([.C11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798" table:formula="of:=[.A115]/[.B115]" office:value-type="float" office:value="0.944444444444444" calcext:value-type="float">
            <text:p>0.944444444444444</text:p>
          </table:table-cell>
          <table:table-cell table:style-name="ce1001" table:formula="of:=IF(([.C115]-[.E$2])*[.E$3]&gt;=0;([.C11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798" table:formula="of:=[.A116]/[.B116]" office:value-type="float" office:value="0.0526315789473684" calcext:value-type="float">
            <text:p>0.0526315789473684</text:p>
          </table:table-cell>
          <table:table-cell table:style-name="ce1001" table:formula="of:=IF(([.C116]-[.E$2])*[.E$3]&gt;=0;([.C11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798" table:formula="of:=[.A117]/[.B117]" office:value-type="float" office:value="0.105263157894737" calcext:value-type="float">
            <text:p>0.105263157894737</text:p>
          </table:table-cell>
          <table:table-cell table:style-name="ce1001" table:formula="of:=IF(([.C117]-[.E$2])*[.E$3]&gt;=0;([.C11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798" table:formula="of:=[.A118]/[.B118]" office:value-type="float" office:value="0.157894736842105" calcext:value-type="float">
            <text:p>0.157894736842105</text:p>
          </table:table-cell>
          <table:table-cell table:style-name="ce1001" table:formula="of:=IF(([.C118]-[.E$2])*[.E$3]&gt;=0;([.C11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798" table:formula="of:=[.A119]/[.B119]" office:value-type="float" office:value="0.210526315789474" calcext:value-type="float">
            <text:p>0.210526315789474</text:p>
          </table:table-cell>
          <table:table-cell table:style-name="ce1001" table:formula="of:=IF(([.C119]-[.E$2])*[.E$3]&gt;=0;([.C11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98" table:formula="of:=[.A120]/[.B120]" office:value-type="float" office:value="0.263157894736842" calcext:value-type="float">
            <text:p>0.263157894736842</text:p>
          </table:table-cell>
          <table:table-cell table:style-name="ce1001" table:formula="of:=IF(([.C120]-[.E$2])*[.E$3]&gt;=0;([.C12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798" table:formula="of:=[.A121]/[.B121]" office:value-type="float" office:value="0.31578947368421" calcext:value-type="float">
            <text:p>0.31578947368421</text:p>
          </table:table-cell>
          <table:table-cell table:style-name="ce1001" table:formula="of:=IF(([.C121]-[.E$2])*[.E$3]&gt;=0;([.C12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98" table:formula="of:=[.A122]/[.B122]" office:value-type="float" office:value="0.368421052631579" calcext:value-type="float">
            <text:p>0.368421052631579</text:p>
          </table:table-cell>
          <table:table-cell table:style-name="ce1001" table:formula="of:=IF(([.C122]-[.E$2])*[.E$3]&gt;=0;([.C12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798" table:formula="of:=[.A123]/[.B123]" office:value-type="float" office:value="0.421052631578947" calcext:value-type="float">
            <text:p>0.421052631578947</text:p>
          </table:table-cell>
          <table:table-cell table:style-name="ce1001" table:formula="of:=IF(([.C123]-[.E$2])*[.E$3]&gt;=0;([.C12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798" table:formula="of:=[.A124]/[.B124]" office:value-type="float" office:value="0.473684210526316" calcext:value-type="float">
            <text:p>0.473684210526316</text:p>
          </table:table-cell>
          <table:table-cell table:style-name="ce1001" table:formula="of:=IF(([.C124]-[.E$2])*[.E$3]&gt;=0;([.C12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98" table:formula="of:=[.A125]/[.B125]" office:value-type="float" office:value="0.526315789473684" calcext:value-type="float">
            <text:p>0.526315789473684</text:p>
          </table:table-cell>
          <table:table-cell table:style-name="ce1001" table:formula="of:=IF(([.C125]-[.E$2])*[.E$3]&gt;=0;([.C12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798" table:formula="of:=[.A126]/[.B126]" office:value-type="float" office:value="0.578947368421053" calcext:value-type="float">
            <text:p>0.578947368421053</text:p>
          </table:table-cell>
          <table:table-cell table:style-name="ce1001" table:formula="of:=IF(([.C126]-[.E$2])*[.E$3]&gt;=0;([.C12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798" table:formula="of:=[.A127]/[.B127]" office:value-type="float" office:value="0.631578947368421" calcext:value-type="float">
            <text:p>0.631578947368421</text:p>
          </table:table-cell>
          <table:table-cell table:style-name="ce1001" table:formula="of:=IF(([.C127]-[.E$2])*[.E$3]&gt;=0;([.C12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798" table:formula="of:=[.A128]/[.B128]" office:value-type="float" office:value="0.68421052631579" calcext:value-type="float">
            <text:p>0.68421052631579</text:p>
          </table:table-cell>
          <table:table-cell table:style-name="ce1001" table:formula="of:=IF(([.C128]-[.E$2])*[.E$3]&gt;=0;([.C12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798" table:formula="of:=[.A129]/[.B129]" office:value-type="float" office:value="0.736842105263158" calcext:value-type="float">
            <text:p>0.736842105263158</text:p>
          </table:table-cell>
          <table:table-cell table:style-name="ce1001" table:formula="of:=IF(([.C129]-[.E$2])*[.E$3]&gt;=0;([.C12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798" table:formula="of:=[.A130]/[.B130]" office:value-type="float" office:value="0.789473684210526" calcext:value-type="float">
            <text:p>0.789473684210526</text:p>
          </table:table-cell>
          <table:table-cell table:style-name="ce1001" table:formula="of:=IF(([.C130]-[.E$2])*[.E$3]&gt;=0;([.C13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798" table:formula="of:=[.A131]/[.B131]" office:value-type="float" office:value="0.842105263157895" calcext:value-type="float">
            <text:p>0.842105263157895</text:p>
          </table:table-cell>
          <table:table-cell table:style-name="ce1001" table:formula="of:=IF(([.C131]-[.E$2])*[.E$3]&gt;=0;([.C13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798" table:formula="of:=[.A132]/[.B132]" office:value-type="float" office:value="0.894736842105263" calcext:value-type="float">
            <text:p>0.894736842105263</text:p>
          </table:table-cell>
          <table:table-cell table:style-name="ce1001" table:formula="of:=IF(([.C132]-[.E$2])*[.E$3]&gt;=0;([.C132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798" table:formula="of:=[.A133]/[.B133]" office:value-type="float" office:value="0.947368421052632" calcext:value-type="float">
            <text:p>0.947368421052632</text:p>
          </table:table-cell>
          <table:table-cell table:style-name="ce1001" table:formula="of:=IF(([.C133]-[.E$2])*[.E$3]&gt;=0;([.C13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798" table:formula="of:=[.A134]/[.B134]" office:value-type="float" office:value="0.05" calcext:value-type="float">
            <text:p>0.05</text:p>
          </table:table-cell>
          <table:table-cell table:style-name="ce1001" table:formula="of:=IF(([.C134]-[.E$2])*[.E$3]&gt;=0;([.C13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798" table:formula="of:=[.A135]/[.B135]" office:value-type="float" office:value="0.15" calcext:value-type="float">
            <text:p>0.15</text:p>
          </table:table-cell>
          <table:table-cell table:style-name="ce1001" table:formula="of:=IF(([.C135]-[.E$2])*[.E$3]&gt;=0;([.C13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798" table:formula="of:=[.A136]/[.B136]" office:value-type="float" office:value="0.35" calcext:value-type="float">
            <text:p>0.35</text:p>
          </table:table-cell>
          <table:table-cell table:style-name="ce1001" table:formula="of:=IF(([.C136]-[.E$2])*[.E$3]&gt;=0;([.C136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798" table:formula="of:=[.A137]/[.B137]" office:value-type="float" office:value="0.45" calcext:value-type="float">
            <text:p>0.45</text:p>
          </table:table-cell>
          <table:table-cell table:style-name="ce1001" table:formula="of:=IF(([.C137]-[.E$2])*[.E$3]&gt;=0;([.C137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798" table:formula="of:=[.A138]/[.B138]" office:value-type="float" office:value="0.55" calcext:value-type="float">
            <text:p>0.55</text:p>
          </table:table-cell>
          <table:table-cell table:style-name="ce1001" table:formula="of:=IF(([.C138]-[.E$2])*[.E$3]&gt;=0;([.C138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798" table:formula="of:=[.A139]/[.B139]" office:value-type="float" office:value="0.65" calcext:value-type="float">
            <text:p>0.65</text:p>
          </table:table-cell>
          <table:table-cell table:style-name="ce1001" table:formula="of:=IF(([.C139]-[.E$2])*[.E$3]&gt;=0;([.C13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0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798" table:formula="of:=[.A140]/[.B140]" office:value-type="float" office:value="0.85" calcext:value-type="float">
            <text:p>0.85</text:p>
          </table:table-cell>
          <table:table-cell table:style-name="ce1001" table:formula="of:=IF(([.C140]-[.E$2])*[.E$3]&gt;=0;([.C140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998" table:formula="of:=[.A141]/[.B141]" office:value-type="float" office:value="0.95" calcext:value-type="float">
            <text:p>0.95</text:p>
          </table:table-cell>
          <table:table-cell table:style-name="ce60" table:formula="of:=IF(([.C141]-[.E$2])*[.E$3]&gt;=0;([.C14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ouble recipe matching template'.D14:'Double recipe matching template'.D1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 data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5" table:default-cell-style-name="Default"/>
        <table:table-row table:style-name="ro8">
          <table:table-cell table:style-name="ce1206" office:value-type="string" calcext:value-type="string">
            <text:p>Assembly machine types</text:p>
          </table:table-cell>
          <table:table-cell table:style-name="ce1212" office:value-type="string" calcext:value-type="string">
            <text:p>Crafting speed</text:p>
          </table:table-cell>
          <table:table-cell table:style-name="ce1219" office:value-type="string" calcext:value-type="string">
            <text:p>Module slots</text:p>
          </table:table-cell>
          <table:table-cell table:style-name="ce1206" office:value-type="string" calcext:value-type="string">
            <text:p>Modules usable in machines</text:p>
          </table:table-cell>
          <table:table-cell table:style-name="ce1212" office:value-type="string" calcext:value-type="string">
            <text:p>Speed modifier, %</text:p>
          </table:table-cell>
          <table:table-cell table:style-name="ce1219" office:value-type="string" calcext:value-type="string">
            <text:p>Productivity modifier, %</text:p>
          </table:table-cell>
          <table:table-cell table:style-name="ce1206" office:value-type="string" calcext:value-type="string">
            <text:p>Modules usable in beacons</text:p>
          </table:table-cell>
          <table:table-cell table:style-name="ce1219" office:value-type="string" calcext:value-type="string">
            <text:p>Speed modifier, %</text:p>
          </table:table-cell>
          <table:table-cell table:style-name="ce1233"/>
          <table:table-cell table:style-name="ce1234" table:number-columns-repeated="1015"/>
        </table:table-row>
        <table:table-row table:style-name="ro4">
          <table:table-cell table:style-name="ce1207" office:value-type="string" calcext:value-type="string">
            <text:p>Assembling machine 1</text:p>
          </table:table-cell>
          <table:table-cell table:style-name="ce1213" office:value-type="float" office:value="0.5" calcext:value-type="float">
            <text:p>0.5</text:p>
          </table:table-cell>
          <table:table-cell table:style-name="ce1220" office:value-type="float" office:value="0" calcext:value-type="float">
            <text:p>0</text:p>
          </table:table-cell>
          <table:table-cell table:style-name="ce1207" office:value-type="string" calcext:value-type="string">
            <text:p>Speed 1</text:p>
          </table:table-cell>
          <table:table-cell table:style-name="ce1213" office:value-type="float" office:value="20" calcext:value-type="float">
            <text:p>2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1</text:p>
          </table:table-cell>
          <table:table-cell table:style-name="ce1230" office:value-type="float" office:value="20" calcext:value-type="float">
            <text:p>20</text:p>
          </table:table-cell>
          <table:table-cell table:style-name="ce1213"/>
          <table:table-cell table:number-columns-repeated="1015"/>
        </table:table-row>
        <table:table-row table:style-name="ro4">
          <table:table-cell table:style-name="ce1207" office:value-type="string" calcext:value-type="string">
            <text:p>Assembling machine 2</text:p>
          </table:table-cell>
          <table:table-cell table:style-name="ce1213" office:value-type="float" office:value="0.75" calcext:value-type="float">
            <text:p>0.75</text:p>
          </table:table-cell>
          <table:table-cell table:style-name="ce1220" office:value-type="float" office:value="2" calcext:value-type="float">
            <text:p>2</text:p>
          </table:table-cell>
          <table:table-cell table:style-name="ce1207" office:value-type="string" calcext:value-type="string">
            <text:p>Speed 2</text:p>
          </table:table-cell>
          <table:table-cell table:style-name="ce1213" office:value-type="float" office:value="30" calcext:value-type="float">
            <text:p>3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2</text:p>
          </table:table-cell>
          <table:table-cell table:style-name="ce1230" office:value-type="float" office:value="30" calcext:value-type="float">
            <text:p>30</text:p>
          </table:table-cell>
          <table:table-cell table:style-name="ce1213"/>
          <table:table-cell table:number-columns-repeated="1015"/>
        </table:table-row>
        <table:table-row table:style-name="ro4">
          <table:table-cell table:style-name="ce1207" office:value-type="string" calcext:value-type="string">
            <text:p>Manual crafting</text:p>
          </table:table-cell>
          <table:table-cell table:style-name="ce1213" office:value-type="float" office:value="1" calcext:value-type="float">
            <text:p>1</text:p>
          </table:table-cell>
          <table:table-cell table:style-name="ce1220" office:value-type="float" office:value="0" calcext:value-type="float">
            <text:p>0</text:p>
          </table:table-cell>
          <table:table-cell table:style-name="ce1207" office:value-type="string" calcext:value-type="string">
            <text:p>Speed 3</text:p>
          </table:table-cell>
          <table:table-cell table:style-name="ce1213" office:value-type="float" office:value="50" calcext:value-type="float">
            <text:p>5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3</text:p>
          </table:table-cell>
          <table:table-cell table:style-name="ce1230" office:value-type="float" office:value="50" calcext:value-type="float">
            <text:p>50</text:p>
          </table:table-cell>
          <table:table-cell table:style-name="ce1213"/>
          <table:table-cell table:number-columns-repeated="1015"/>
        </table:table-row>
        <table:table-row table:style-name="ro4">
          <table:table-cell table:style-name="ce1207" office:value-type="string" calcext:value-type="string">
            <text:p>Assembling machine 3</text:p>
          </table:table-cell>
          <table:table-cell table:style-name="ce1213" office:value-type="float" office:value="1.25" calcext:value-type="float">
            <text:p>1.25</text:p>
          </table:table-cell>
          <table:table-cell table:style-name="ce1220" office:value-type="float" office:value="4" calcext:value-type="float">
            <text:p>4</text:p>
          </table:table-cell>
          <table:table-cell table:style-name="ce1207" office:value-type="string" calcext:value-type="string">
            <text:p>Productivity 1</text:p>
          </table:table-cell>
          <table:table-cell table:style-name="ce1213" office:value-type="float" office:value="-5" calcext:value-type="float">
            <text:p>-5</text:p>
          </table:table-cell>
          <table:table-cell table:style-name="ce1230" office:value-type="float" office:value="4" calcext:value-type="float">
            <text:p>4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4">
          <table:table-cell table:style-name="ce1208" office:value-type="string" calcext:value-type="string">
            <text:p>Oil refinery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3" calcext:value-type="float">
            <text:p>3</text:p>
          </table:table-cell>
          <table:table-cell table:style-name="ce1207" office:value-type="string" calcext:value-type="string">
            <text:p>Productivity 2</text:p>
          </table:table-cell>
          <table:table-cell table:style-name="ce1213" office:value-type="float" office:value="-10" calcext:value-type="float">
            <text:p>-10</text:p>
          </table:table-cell>
          <table:table-cell table:style-name="ce1230" office:value-type="float" office:value="6" calcext:value-type="float">
            <text:p>6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4">
          <table:table-cell table:style-name="ce1208" office:value-type="string" calcext:value-type="string">
            <text:p>Chemical plant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3" calcext:value-type="float">
            <text:p>3</text:p>
          </table:table-cell>
          <table:table-cell table:style-name="ce1207" office:value-type="string" calcext:value-type="string">
            <text:p>Productivity 3</text:p>
          </table:table-cell>
          <table:table-cell table:style-name="ce1213" office:value-type="float" office:value="-15" calcext:value-type="float">
            <text:p>-15</text:p>
          </table:table-cell>
          <table:table-cell table:style-name="ce1230" office:value-type="float" office:value="10" calcext:value-type="float">
            <text:p>10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4">
          <table:table-cell table:style-name="ce1208" office:value-type="string" calcext:value-type="string">
            <text:p>Electric mining drill</text:p>
          </table:table-cell>
          <table:table-cell table:style-name="ce1214" office:value-type="float" office:value="0.5" calcext:value-type="float">
            <text:p>0.5</text:p>
          </table:table-cell>
          <table:table-cell table:style-name="ce1221" office:value-type="float" office:value="3" calcext:value-type="float">
            <text:p>3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4">
          <table:table-cell table:style-name="ce1208" office:value-type="string" calcext:value-type="string">
            <text:p>Electric furnace</text:p>
          </table:table-cell>
          <table:table-cell table:style-name="ce1214" office:value-type="float" office:value="2" calcext:value-type="float">
            <text:p>2</text:p>
          </table:table-cell>
          <table:table-cell table:style-name="ce1221" office:value-type="float" office:value="2" calcext:value-type="float">
            <text:p>2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4">
          <table:table-cell table:style-name="ce1208" office:value-type="string" calcext:value-type="string">
            <text:p>Lab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2" calcext:value-type="float">
            <text:p>2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4">
          <table:table-cell table:style-name="ce1208" office:value-type="string" calcext:value-type="string">
            <text:p>Centrifuge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2" calcext:value-type="float">
            <text:p>2</text:p>
          </table:table-cell>
          <table:table-cell table:style-name="ce1228"/>
          <table:table-cell table:style-name="ce1229"/>
          <table:table-cell table:style-name="ce1232"/>
          <table:table-cell table:style-name="ce801"/>
          <table:table-cell table:style-name="ce1222"/>
          <table:table-cell table:style-name="ce1215"/>
          <table:table-cell table:number-columns-repeated="1015"/>
        </table:table-row>
        <table:table-row table:style-name="ro6" table:number-rows-repeated="4">
          <table:table-cell table:style-name="ce800"/>
          <table:table-cell table:style-name="ce1215"/>
          <table:table-cell table:style-name="ce1221"/>
          <table:table-cell table:number-columns-repeated="1021"/>
        </table:table-row>
        <table:table-row table:style-name="ro6">
          <table:table-cell/>
          <table:table-cell table:style-name="ce1215"/>
          <table:table-cell table:style-name="ce1221"/>
          <table:table-cell table:number-columns-repeated="1021"/>
        </table:table-row>
        <table:table-row table:style-name="ro6" table:number-rows-repeated="4">
          <table:table-cell table:style-name="ce800"/>
          <table:table-cell table:style-name="ce1215"/>
          <table:table-cell table:style-name="ce1221"/>
          <table:table-cell table:number-columns-repeated="1021"/>
        </table:table-row>
        <table:table-row table:style-name="ro6">
          <table:table-cell table:style-name="ce801"/>
          <table:table-cell table:style-name="ce807"/>
          <table:table-cell table:style-name="ce12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9">
          <table:table-cell table:style-name="ce1209" office:value-type="string" calcext:value-type="string">
            <text:p>Beacon type</text:p>
          </table:table-cell>
          <table:table-cell table:style-name="ce1216" office:value-type="string" calcext:value-type="string">
            <text:p>Distribution efficiency</text:p>
          </table:table-cell>
          <table:table-cell table:style-name="ce1223" office:value-type="string" calcext:value-type="string">
            <text:p>Module count</text:p>
          </table:table-cell>
          <table:table-cell table:number-columns-repeated="1021"/>
        </table:table-row>
        <table:table-row table:style-name="ro6">
          <table:table-cell table:style-name="ce801" office:value-type="string" calcext:value-type="string">
            <text:p>Beacon</text:p>
          </table:table-cell>
          <table:table-cell table:style-name="ce807" office:value-type="float" office:value="0.5" calcext:value-type="float">
            <text:p>0.5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1021"/>
        </table:table-row>
        <table:table-row table:style-name="ro6" table:number-rows-repeated="1048383">
          <table:table-cell table:number-columns-repeated="1024"/>
        </table:table-row>
        <table:table-row table:style-name="ro7" table:number-rows-repeated="1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cipe calculator template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997" table:default-cell-style-name="Default"/>
        <table:table-row table:style-name="ro10">
          <table:table-cell office:value-type="string" calcext:value-type="string">
            <text:p>Machine configuration</text:p>
          </table:table-cell>
          <table:table-cell/>
          <table:table-cell office:value-type="string" calcext:value-type="string">
            <text:p>Everything is “per machine”</text:p>
          </table:table-cell>
          <table:table-cell table:number-columns-repeated="1021"/>
        </table:table-row>
        <table:table-row table:style-name="ro8">
          <table:table-cell table:style-name="ce52" office:value-type="string" calcext:value-type="string">
            <text:p>Recipe name</text:p>
          </table:table-cell>
          <table:table-cell table:style-name="ce96" office:value-type="string" calcext:value-type="string">
            <text:p>&lt;Recipe name&gt;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 table:style-name="ce86" table:number-columns-repeated="1017"/>
          <table:table-cell/>
        </table:table-row>
        <table:table-row table:style-name="ro1">
          <table:table-cell table:style-name="ce90" office:value-type="string" calcext:value-type="string">
            <text:p>Machine type</text:p>
          </table:table-cell>
          <table:table-cell table:style-name="ce126" table:content-validation-name="val1" office:value-type="string" calcext:value-type="string">
            <text:p>Assembling machine 1</text:p>
          </table:table-cell>
          <table:table-cell table:style-name="ce126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3]*VLOOKUP([.C3]; Modules_all; 2;0)" office:value-type="float" office:value="0" calcext:value-type="float">
            <text:p>0</text:p>
          </table:table-cell>
          <table:table-cell table:style-name="ce81" table:formula="of:=[.D3]*VLOOKUP([.C3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Crafting speed</text:p>
          </table:table-cell>
          <table:table-cell table:style-name="ce98" table:formula="of:=VLOOKUP([.B3]; Machine_data; 2;0)" office:value-type="float" office:value="0.5" calcext:value-type="float">
            <text:p>0.5</text:p>
          </table:table-cell>
          <table:table-cell table:style-name="ce126" table:content-validation-name="val2" office:value-type="string" calcext:value-type="string">
            <text:p>Productivity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4]*VLOOKUP([.C4]; Modules_all; 2;0)" office:value-type="float" office:value="-0" calcext:value-type="float">
            <text:p>0</text:p>
          </table:table-cell>
          <table:table-cell table:style-name="ce81" table:formula="of:=[.D4]*VLOOKUP([.C4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91" office:value-type="string" calcext:value-type="string">
            <text:p>Modue slots</text:p>
          </table:table-cell>
          <table:table-cell table:style-name="ce71" table:formula="of:=VLOOKUP([.B3];Machine_data;3;0)" office:value-type="float" office:value="0" calcext:value-type="float">
            <text:p>0</text:p>
          </table:table-cell>
          <table:table-cell table:style-name="ce126" table:content-validation-name="val2" office:value-type="string" calcext:value-type="string">
            <text:p>Productivity 3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D5]*VLOOKUP([.C5]; Modules_all; 2;0)" office:value-type="float" office:value="-0" calcext:value-type="float">
            <text:p>0</text:p>
          </table:table-cell>
          <table:table-cell table:style-name="ce82" table:formula="of:=[.D5]*VLOOKUP([.C5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21"/>
          <table:table-cell table:style-name="ce70" office:value-type="string" calcext:value-type="string">
            <text:p>Beacon modules</text:p>
          </table:table-cell>
          <table:table-cell table:style-name="ce126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6]*INDEX(Beacon_data;1;1)*[.$B7]*VLOOKUP([.C6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10">
          <table:table-cell table:style-name="ce121" office:value-type="string" calcext:value-type="string">
            <text:p>Beacon count</text:p>
          </table:table-cell>
          <table:table-cell table:style-name="ce73" office:value-type="float" office:value="0" calcext:value-type="float">
            <text:p>0</text:p>
          </table:table-cell>
          <table:table-cell table:style-name="ce126" table:content-validation-name="val3" office:value-type="string" calcext:value-type="string">
            <text:p>Speed 3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7]*INDEX(Beacon_data;1;1)*[.$B7]*VLOOKUP([.C7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10">
          <table:table-cell table:style-name="ce55"/>
          <table:table-cell table:style-name="ce121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4" office:value-type="string" calcext:value-type="string">
            <text:p>Alert: too many modules in machine</text:p>
          </table:table-cell>
          <table:table-cell table:style-name="ce121"/>
          <table:table-cell table:style-name="ce129" table:formula="of:=IF(SUM([.D3:.D5])&gt;[.B5];&quot;ACTIVE&quot;;&quot;Inactive&quot;)" office:value-type="string" office:string-value="Inactive" calcext:value-type="string">
            <text:p>Inactive</text:p>
          </table:table-cell>
          <table:table-cell table:style-name="ce121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10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6:.D7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4]*(1+SUM([.E3:.E8])/100)" office:value-type="float" office:value="0.5" calcext:value-type="float">
            <text:p>0.5</text:p>
          </table:table-cell>
          <table:table-cell table:style-name="ce85" table:formula="of:=1+SUM([.F3:.F8])/100" office:value-type="float" office:value="1" calcext:value-type="float">
            <text:p>1</text:p>
          </table:table-cell>
          <table:table-cell table:number-columns-repeated="1018"/>
        </table:table-row>
        <table:table-row table:style-name="ro11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121"/>
          <table:table-cell table:style-name="ce130" table:formula="of:=IF(AND([.B5] = 0; SUM([.B7];[.D6];[.D7])&gt;0);&quot;ACTIVE&quot;;&quot;Inactive&quot;)" office:value-type="string" office:string-value="Inactive" calcext:value-type="string">
            <text:p>Inactive</text:p>
          </table:table-cell>
          <table:table-cell table:style-name="ce121"/>
          <table:table-cell table:number-columns-repeated="1020"/>
        </table:table-row>
        <table:table-row table:style-name="ro10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10" table:number-rows-repeated="2">
          <table:table-cell table:number-columns-repeated="5"/>
          <table:table-cell table:style-name="ce1215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/>
          <table:table-cell table:number-columns-repeated="1004"/>
        </table:table-row>
        <table:table-row table:style-name="ro6">
          <table:table-cell table:number-columns-repeated="5"/>
          <table:table-cell table:style-name="ce1215" table:number-columns-repeated="15"/>
          <table:table-cell table:number-columns-repeated="1004"/>
        </table:table-row>
        <table:table-row table:style-name="ro6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ecipe calculator template'.C9:'Recipe calculator template'.C11">
            <calcext:condition calcext:apply-style-name="Error" calcext:value="=&quot;ACTIVE&quot;" calcext:base-cell-address="'Recipe calculator template'.C9"/>
          </calcext:conditional-format>
        </calcext:conditional-formats>
      </table:table>
      <table:table table:name="Balance sheet" table:style-name="ta4">
        <table:table-column table:style-name="co26" table:default-cell-style-name="Default"/>
        <table:table-column table:style-name="co27" table:default-cell-style-name="Default"/>
        <table:table-column table:style-name="co26" table:number-columns-repeated="3" table:default-cell-style-name="Default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column table:style-name="co28" table:default-cell-style-name="ce20"/>
        <table:table-column table:style-name="co29" table:default-cell-style-name="ce20"/>
        <table:table-column table:style-name="co30" table:default-cell-style-name="ce310"/>
        <table:table-row table:style-name="ro10">
          <table:table-cell table:number-columns-repeated="5"/>
          <table:table-cell table:style-name="ce282" office:value-type="string" calcext:value-type="string" table:number-columns-spanned="3" table:number-rows-spanned="1">
            <text:p>Ingredient 1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2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3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4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5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6</text:p>
          </table:table-cell>
          <table:covered-table-cell table:style-name="ce154"/>
          <table:covered-table-cell table:style-name="ce308"/>
          <table:table-cell table:style-name="ce282" office:value-type="string" calcext:value-type="string" table:number-columns-spanned="3" table:number-rows-spanned="1">
            <text:p>Ingredient 7</text:p>
          </table:table-cell>
          <table:covered-table-cell table:style-name="ce154"/>
          <table:covered-table-cell table:style-name="ce308"/>
        </table:table-row>
        <table:table-row table:style-name="ro11">
          <table:table-cell/>
          <table:table-cell table:style-name="ce306" office:value-type="string" calcext:value-type="string">
            <text:p>Machine count</text:p>
          </table:table-cell>
          <table:table-cell office:value-type="string" calcext:value-type="string">
            <text:p>Duration, sec</text:p>
          </table:table-cell>
          <table:table-cell table:style-name="ce306" office:value-type="string" calcext:value-type="string">
            <text:p>Crafting speed</text:p>
          </table:table-cell>
          <table:table-cell table:style-name="ce306" office:value-type="string" calcext:value-type="string">
            <text:p>Productivity modifier</text:p>
          </table:table-cell>
          <table:table-cell table:style-name="ce11" office:value-type="string" calcext:value-type="string">
            <office:annotation draw:style-name="gr1" draw:text-style-name="P2" svg:width="1.1413in" svg:height="0.7083in" svg:x="5.0591in" svg:y="0in" draw:caption-point-x="-0.2402in" draw:caption-point-y="0.1819in">
              <dc:date>2023-09-02T00:00:00</dc:date>
              <text:p text:style-name="P1"><text:span text:style-name="T1">Input ingredient count</text:span></text:p>
            </office:annotation>
            <text:p>I</text:p>
          </table:table-cell>
          <table:table-cell table:style-name="ce154" office:value-type="string" calcext:value-type="string">
            <office:annotation draw:style-name="gr1" draw:text-style-name="P2" svg:width="1.1413in" svg:height="0.7083in" svg:x="5.6091in" svg:y="0in" draw:caption-point-x="-0.2402in" draw:caption-point-y="0.1819in">
              <dc:date>2023-09-02T00:00:00</dc:date>
              <text:p text:style-name="P1"><text:span text:style-name="T1">Output ingredient count</text:span></text:p>
            </office:annotation>
            <text:p>O</text:p>
          </table:table-cell>
          <table:table-cell table:style-name="ce309" office:value-type="string" calcext:value-type="string">
            <office:annotation draw:style-name="gr2" draw:text-style-name="P2" svg:width="1.1413in" svg:height="0.8567in" svg:x="6.148in" svg:y="0in" draw:caption-point-x="-0.2402in" draw:caption-point-y="0.1819in">
              <dc:date>2023-12-29T00:00:00</dc:date>
              <text:p text:style-name="P1"><text:span text:style-name="T1">Rate</text:span></text:p>
              <text:p text:style-name="P1"><text:span text:style-name="T1">If &gt;0 – item produced</text:span></text:p>
              <text:p text:style-name="P1"><text:span text:style-name="T1">If &lt;0 – item consumed</text:span></text:p>
            </office:annotation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</table:table-row>
        <table:table-row table:style-name="ro6">
          <table:table-cell office:value-type="string" calcext:value-type="string">
            <text:p>Recipe 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G3]-[.F3])*IF([.G3]&gt;[.F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J3]-[.I3])*IF([.J3]&gt;[.I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M3]-[.L3])*IF([.M3]&gt;[.L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P3]-[.O3])*IF([.P3]&gt;[.O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S3]-[.R3])*IF([.S3]&gt;[.R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V3]-[.U3])*IF([.V3]&gt;[.U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Y3]-[.X3])*IF([.Y3]&gt;[.X3]; [.$E3]; 1)/[.$C3]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Recipe 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G4]-[.F4])*IF([.G4]&gt;[.F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J4]-[.I4])*IF([.J4]&gt;[.I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M4]-[.L4])*IF([.M4]&gt;[.L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P4]-[.O4])*IF([.P4]&gt;[.O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S4]-[.R4])*IF([.S4]&gt;[.R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V4]-[.U4])*IF([.V4]&gt;[.U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Y4]-[.X4])*IF([.Y4]&gt;[.X4]; [.$E4]; 1)/[.$C4]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Recipe 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G5]-[.F5])*IF([.G5]&gt;[.F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J5]-[.I5])*IF([.J5]&gt;[.I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M5]-[.L5])*IF([.M5]&gt;[.L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P5]-[.O5])*IF([.P5]&gt;[.O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S5]-[.R5])*IF([.S5]&gt;[.R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V5]-[.U5])*IF([.V5]&gt;[.U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Y5]-[.X5])*IF([.Y5]&gt;[.X5]; [.$E5]; 1)/[.$C5]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ecipe 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G6]-[.F6])*IF([.G6]&gt;[.F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J6]-[.I6])*IF([.J6]&gt;[.I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M6]-[.L6])*IF([.M6]&gt;[.L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P6]-[.O6])*IF([.P6]&gt;[.O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S6]-[.R6])*IF([.S6]&gt;[.R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V6]-[.U6])*IF([.V6]&gt;[.U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Y6]-[.X6])*IF([.Y6]&gt;[.X6]; [.$E6]; 1)/[.$C6]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ecipe 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G7]-[.F7])*IF([.G7]&gt;[.F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J7]-[.I7])*IF([.J7]&gt;[.I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M7]-[.L7])*IF([.M7]&gt;[.L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P7]-[.O7])*IF([.P7]&gt;[.O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S7]-[.R7])*IF([.S7]&gt;[.R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V7]-[.U7])*IF([.V7]&gt;[.U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Y7]-[.X7])*IF([.Y7]&gt;[.X7]; [.$E7]; 1)/[.$C7]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number-columns-repeated="4"/>
          <table:table-cell table:style-name="ce17"/>
          <table:table-cell table:style-name="ce31"/>
          <table:table-cell table:style-name="ce311" table:formula="of:=SUM([.H3:.H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K3:.K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N3:.N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Q3:.Q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T3:.T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W3:.W7])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311" table:formula="of:=SUM([.Z3:.Z7])" office:value-type="float" office:value="0" calcext:value-type="float">
            <text:p>0</text:p>
          </table:table-cell>
        </table:table-row>
        <calcext:conditional-formats>
          <calcext:conditional-format calcext:target-range-address="'Balance sheet'.H1:'Balance sheet'.H8 'Balance sheet'.K1:'Balance sheet'.K8 'Balance sheet'.N1:'Balance sheet'.N8 'Balance sheet'.Q1:'Balance sheet'.Q8 'Balance sheet'.T1:'Balance sheet'.T8 'Balance sheet'.W1:'Balance sheet'.W8 'Balance sheet'.Z1:'Balance sheet'.Z8">
            <calcext:condition calcext:apply-style-name="Bad" calcext:value="&lt;0" calcext:base-cell-address="'Balance sheet'.H1"/>
            <calcext:condition calcext:apply-style-name="Good" calcext:value="&gt;0" calcext:base-cell-address="'Balance sheet'.H1"/>
          </calcext:conditional-format>
        </calcext:conditional-formats>
      </table:table>
      <table:named-expressions>
        <table:named-range table:name="Beacon_data" table:base-cell-address="$'Constant data'.$B$24" table:cell-range-address="$'Constant data'.$B$24:.$C$24"/>
        <table:named-range table:name="Machine_data" table:base-cell-address="$'Constant data'.$A$1" table:cell-range-address="$'Constant data'.$A$2:.$C$21"/>
        <table:named-range table:name="Modules_all" table:base-cell-address="$'Constant data'.$D$2" table:cell-range-address="$'Constant data'.$D$2:.$F$11"/>
        <table:named-range table:name="Modules_beacons" table:base-cell-address="$'Constant data'.$G$2" table:cell-range-address="$'Constant data'.$G$2:.$H$11"/>
        <table:named-range table:name="Ratios" table:base-cell-address="$'Constant data'.$C$28" table:cell-range-address="$'Constant data'.$C$28:.$C$18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6" number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calculator_20_template" style:display-name="PageStyle_Recipe calculator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Copper_20_cable_20_build_20_to_20_verify_20_formulas" style:display-name="PageStyle_Test Copper cable build to verify 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ula_20_test" style:display-name="PageStyle_Formula 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uble_20_recipe_20_matching_20_template" style:display-name="PageStyle_Double recipe matching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build" style:display-name="PageStyle_Processing unit bui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per_20_cable" style:display-name="PageStyle_Copper c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matching_20_-_20_red_20_and_20_blue_20_circuits" style:display-name="PageStyle_Recipe matching - red and blue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lectronic_20_circuits" style:display-name="PageStyle_Electronic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advanced_20_circuit" style:display-name="PageStyle_WIP - advanced circu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processing_20_unit" style:display-name="PageStyle_WIP - processing 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-_20_prev._20_generation_2c__20_AM2_2c_no_20_modules" style:display-name="PageStyle_Processing unit - prev. generation, AM2,no modu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hine_20_data" style:display-name="PageStyle_Machine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edza" style:display-name="PageStyle_Wiedz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vanced_20_machines" style:display-name="PageStyle_Advanced machi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" style:display-name="PageStyle_Prod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al_20_equipment" style:display-name="PageStyle_Personal equip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el_20_comparison_20_" style:display-name="PageStyle_Fuel comparison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4-04-21T17:38:05.459000000</dc:date>
    <meta:editing-duration>PT4H33M25S</meta:editing-duration>
    <meta:editing-cycles>53</meta:editing-cycles>
    <meta:document-statistic meta:table-count="4" meta:cell-count="848" meta:object-count="0"/>
  </office:meta>
</office:document-meta>
</file>